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6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effc9" draw:textarea-horizontal-align="justify" draw:textarea-vertical-align="middle" draw:auto-grow-height="false" fo:min-height="4.5cm" fo:min-width="5.25cm" loext:decorative="false"/>
    </style:style>
    <style:style style:name="gr3" style:family="graphic" style:parent-style-name="objectwithoutfill">
      <style:graphic-properties draw:stroke="dash" draw:stroke-dash="Double_20_Dash" svg:stroke-linecap="butt" draw:fill="none" draw:textarea-vertical-align="middle" loext:decorative="false"/>
    </style:style>
    <style:style style:name="gr4" style:family="graphic" style:parent-style-name="standard">
      <style:graphic-properties draw:fill-color="#8fbc8f" draw:textarea-horizontal-align="justify" draw:textarea-vertical-align="middle" draw:auto-grow-height="false" fo:min-height="4.558cm" fo:min-width="0cm" loext:decorative="false"/>
    </style:style>
    <style:style style:name="gr5" style:family="graphic" style:parent-style-name="standard">
      <style:graphic-properties draw:fill-color="#ffd700" draw:textarea-horizontal-align="justify" draw:textarea-vertical-align="top" draw:auto-grow-height="false" fo:min-height="5.3cm" fo:min-width="4.7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87ceeb" draw:textarea-horizontal-align="justify" draw:textarea-vertical-align="middle" draw:auto-grow-height="false" fo:min-height="0.681cm" fo:min-width="4.7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a07a" draw:textarea-horizontal-align="justify" draw:textarea-vertical-align="top" draw:auto-grow-height="false" fo:min-height="3.75cm" fo:min-width="4.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8fbc8f" draw:textarea-horizontal-align="justify" draw:textarea-vertical-align="middle" draw:auto-grow-height="false" fo:min-height="0.209cm" fo:min-width="0.691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8fbc8f" draw:textarea-horizontal-align="justify" draw:textarea-vertical-align="middle" draw:auto-grow-height="false" fo:min-height="0.209cm" fo:min-width="0.559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8fbc8f" draw:textarea-horizontal-align="justify" draw:textarea-vertical-align="middle" draw:auto-grow-height="false" fo:min-height="0.209cm" fo:min-width="1.7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8fbc8f" draw:textarea-horizontal-align="justify" draw:textarea-vertical-align="middle" draw:auto-grow-height="false" fo:min-height="0.208cm" fo:min-width="0.691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8fbc8f" draw:textarea-horizontal-align="justify" draw:textarea-vertical-align="middle" draw:auto-grow-height="false" fo:min-height="0.208cm" fo:min-width="0.559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8fbc8f" draw:textarea-horizontal-align="justify" draw:textarea-vertical-align="middle" draw:auto-grow-height="false" fo:min-height="0.208cm" fo:min-width="1.75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8fbc8f" draw:textarea-horizontal-align="justify" draw:textarea-vertical-align="middle" draw:auto-grow-height="false" fo:min-height="0.208cm" fo:min-width="4cm" style:writing-mode="lr-tb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2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cm" fo:min-width="0cm" loext:decorative="false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25cm" fo:min-width="2.5cm" loext:decorative="false"/>
    </style:style>
    <style:style style:name="gr21" style:family="graphic" style:parent-style-name="standard">
      <style:graphic-properties draw:fill-color="#ffd700" draw:textarea-horizontal-align="justify" draw:textarea-vertical-align="top" draw:auto-grow-height="false" fo:min-height="2.75cm" fo:min-width="4.7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standard">
      <style:graphic-properties draw:fill-color="#87ceeb" draw:textarea-horizontal-align="justify" draw:textarea-vertical-align="middle" draw:auto-grow-height="false" fo:min-height="7.716cm" fo:min-width="0cm" loext:decorative="false"/>
    </style:style>
    <style:style style:name="gr24" style:family="graphic" style:parent-style-name="standard">
      <style:graphic-properties draw:fill-color="#87ceeb" draw:textarea-horizontal-align="justify" draw:textarea-vertical-align="middle" draw:auto-grow-height="false" fo:min-height="7.858cm" fo:min-width="0cm" loext:decorative="false"/>
    </style:style>
    <style:style style:name="gr25" style:family="graphic" style:parent-style-name="standard">
      <style:graphic-properties draw:fill-color="#8fbc8f" draw:textarea-horizontal-align="justify" draw:textarea-vertical-align="middle" draw:auto-grow-height="false" fo:min-height="5.725cm" fo:min-width="0cm" loext:decorative="false"/>
    </style:style>
    <style:style style:name="gr26" style:family="graphic" style:parent-style-name="standard">
      <style:graphic-properties draw:fill-color="#8fbc8f" draw:textarea-horizontal-align="justify" draw:textarea-vertical-align="middle" draw:auto-grow-height="false" fo:min-height="5.86cm" fo:min-width="0cm" loext:decorative="false"/>
    </style:style>
    <style:style style:name="gr27" style:family="graphic" style:parent-style-name="standard">
      <style:graphic-properties draw:fill-color="#ffffff" draw:textarea-horizontal-align="justify" draw:textarea-vertical-align="top" draw:auto-grow-height="false" fo:min-height="0.5cm" fo:min-width="4.7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c0c0c0" draw:textarea-horizontal-align="justify" draw:textarea-vertical-align="middle" draw:auto-grow-height="false" fo:min-height="0.25cm" fo:min-width="0.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c0c0c0" draw:textarea-horizontal-align="justify" draw:textarea-vertical-align="middle" draw:auto-grow-height="false" fo:min-height="0.25cm" fo:min-width="0.75cm" style:writing-mode="lr-tb" loext:decorative="false"/>
      <style:paragraph-properties style:writing-mode="lr-tb"/>
    </style:style>
    <style:style style:name="gr30" style:family="graphic" style:parent-style-name="standard">
      <style:graphic-properties draw:fill="none" draw:textarea-vertical-align="middle" draw:auto-grow-height="false" fo:min-height="2.594cm" fo:min-width="0cm" fo:wrap-option="wrap" loext:decorative="false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0.5cm" fo:min-width="4cm" style:writing-mode="lr-tb" loext:decorative="false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4.915cm" fo:min-width="0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2.12cm" fo:min-width="0cm" fo:wrap-option="wrap" loext:decorative="false"/>
    </style:style>
    <style:style style:name="gr34" style:family="graphic" style:parent-style-name="standard">
      <style:graphic-properties draw:fill-color="#87ceeb" draw:textarea-horizontal-align="justify" draw:textarea-vertical-align="middle" draw:auto-grow-height="false" fo:min-height="2.976cm" fo:min-width="0cm" loext:decorative="false"/>
    </style:style>
    <style:style style:name="gr35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0.749cm" fo:min-width="4.205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87ceeb" draw:textarea-horizontal-align="justify" draw:textarea-vertical-align="middle" draw:auto-grow-height="false" fo:min-height="0.452cm" fo:min-width="0cm" loext:decorative="false"/>
    </style:style>
    <style:style style:name="gr37" style:family="graphic" style:parent-style-name="standard">
      <style:graphic-properties draw:fill-color="#8fbc8f" draw:textarea-horizontal-align="justify" draw:textarea-vertical-align="middle" draw:auto-grow-height="false" fo:min-height="0.463cm" fo:min-width="0cm" loext:decorative="false"/>
    </style:style>
    <style:style style:name="gr38" style:family="graphic" style:parent-style-name="standard">
      <style:graphic-properties draw:fill-color="#8fbc8f" draw:textarea-horizontal-align="justify" draw:textarea-vertical-align="middle" draw:auto-grow-height="false" fo:min-height="0.474cm" fo:min-width="0cm" loext:decorative="false"/>
    </style:style>
    <style:style style:name="gr39" style:family="graphic" style:parent-style-name="standard">
      <style:graphic-properties draw:fill-color="#87ceeb" draw:textarea-horizontal-align="justify" draw:textarea-vertical-align="middle" draw:auto-grow-height="false" fo:min-height="0.474cm" fo:min-width="0cm" loext:decorative="false"/>
    </style:style>
    <style:style style:name="gr40" style:family="graphic" style:parent-style-name="standard">
      <style:graphic-properties draw:fill-color="#8fbc8f" draw:textarea-horizontal-align="justify" draw:textarea-vertical-align="middle" draw:auto-grow-height="false" fo:min-height="4.493cm" fo:min-width="0cm" loext:decorative="false"/>
    </style:style>
    <style:style style:name="gr41" style:family="graphic" style:parent-style-name="standard">
      <style:graphic-properties draw:fill-color="#87ceeb" draw:textarea-horizontal-align="justify" draw:textarea-vertical-align="middle" draw:auto-grow-height="false" fo:min-height="7.859cm" fo:min-width="0cm" loext:decorative="false"/>
    </style:style>
    <style:style style:name="gr42" style:family="graphic" style:parent-style-name="standard">
      <style:graphic-properties draw:fill-color="#87ceeb" draw:textarea-horizontal-align="justify" draw:textarea-vertical-align="middle" draw:auto-grow-height="false" fo:min-height="3.032cm" fo:min-width="0cm" loext:decorative="false"/>
    </style:style>
    <style:style style:name="gr43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4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2.45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8fbc8f" draw:textarea-horizontal-align="justify" draw:textarea-vertical-align="middle" draw:auto-grow-height="false" fo:min-height="1.157cm" fo:min-width="0cm" loext:decorative="false"/>
    </style:style>
    <style:style style:name="gr46" style:family="graphic" style:parent-style-name="standard">
      <style:graphic-properties svg:stroke-color="#000000" draw:fill-color="#ffffff" draw:textarea-horizontal-align="justify" draw:textarea-vertical-align="top" draw:auto-grow-height="false" fo:min-height="3.25cm" fo:min-width="5.198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>
      <style:graphic-properties draw:fill="none" draw:textarea-vertical-align="middle" draw:auto-grow-height="false" fo:min-height="0.606cm" fo:min-width="0cm" fo:wrap-option="wrap" loext:decorative="false"/>
    </style:style>
    <style:style style:name="P1" style:family="paragraph">
      <style:paragraph-properties fo:text-align="center"/>
      <style:text-properties fo:font-size="10pt" fo:font-weight="bold"/>
    </style:style>
    <style:style style:name="P2" style:family="paragraph">
      <loext:graphic-properties draw:fill="none"/>
      <style:paragraph-properties fo:text-align="center" style:writing-mode="lr-tb"/>
      <style:text-properties fo:font-size="10pt" fo:font-weight="bold"/>
    </style:style>
    <style:style style:name="P3" style:family="paragraph">
      <loext:graphic-properties draw:fill-color="#feffc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fbc8f"/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-color="#ffd700"/>
      <style:paragraph-properties fo:text-align="center" style:writing-mode="lr-tb"/>
      <style:text-properties fo:font-size="10pt"/>
    </style:style>
    <style:style style:name="P8" style:family="paragraph">
      <loext:graphic-properties draw:fill-color="#87ceeb"/>
      <style:paragraph-properties fo:text-align="center" style:writing-mode="lr-tb"/>
      <style:text-properties fo:font-size="10pt"/>
    </style:style>
    <style:style style:name="P9" style:family="paragraph">
      <style:paragraph-properties fo:text-align="center"/>
      <style:text-properties fo:font-size="10pt" fo:background-color="#ffefd5"/>
    </style:style>
    <style:style style:name="P10" style:family="paragraph">
      <loext:graphic-properties draw:fill-color="#ffa07a"/>
      <style:paragraph-properties fo:text-align="center" style:writing-mode="lr-tb"/>
      <style:text-properties fo:font-size="10pt" fo:background-color="#ffefd5"/>
    </style:style>
    <style:style style:name="P11" style:family="paragraph">
      <loext:graphic-properties draw:fill-color="#8fbc8f"/>
      <style:paragraph-properties fo:text-align="center" style:writing-mode="lr-tb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/>
    </style:style>
    <style:style style:name="P15" style:family="paragraph">
      <loext:graphic-properties draw:fill-color="#87ceeb"/>
      <style:paragraph-properties fo:text-align="center"/>
    </style:style>
    <style:style style:name="P16" style:family="paragraph">
      <style:paragraph-properties fo:text-align="start"/>
      <style:text-properties fo:font-size="8pt" fo:font-style="italic" style:font-style-asian="italic" style:font-style-complex="italic"/>
    </style:style>
    <style:style style:name="P17" style:family="paragraph">
      <loext:graphic-properties draw:fill-color="#ffffff"/>
      <style:paragraph-properties fo:text-align="start" style:writing-mode="lr-tb"/>
      <style:text-properties fo:font-size="8pt" fo:font-style="italic" style:font-style-asian="italic" style:font-style-complex="italic"/>
    </style:style>
    <style:style style:name="P18" style:family="paragraph">
      <style:paragraph-properties fo:text-align="center"/>
      <style:text-properties fo:font-size="8pt" fo:font-weight="bold"/>
    </style:style>
    <style:style style:name="P19" style:family="paragraph">
      <loext:graphic-properties draw:fill-color="#c0c0c0"/>
      <style:paragraph-properties fo:text-align="center" style:writing-mode="lr-tb"/>
      <style:text-properties fo:font-size="8pt" fo:font-weight="bold"/>
    </style:style>
    <style:style style:name="P20" style:family="paragraph">
      <style:paragraph-properties fo:text-align="start"/>
      <style:text-properties fo:font-size="8pt"/>
    </style:style>
    <style:style style:name="P21" style:family="paragraph">
      <loext:graphic-properties draw:fill-color="#ffffff"/>
      <style:paragraph-properties fo:text-align="start" style:writing-mode="lr-tb"/>
      <style:text-properties fo:font-size="8p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12pt" fo:font-weight="bold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style:style style:name="T3" style:family="text">
      <style:text-properties fo:font-size="10pt" fo:background-color="transparent"/>
    </style:style>
    <style:style style:name="T4" style:family="text">
      <style:text-properties fo:font-size="8pt"/>
    </style:style>
    <style:style style:name="T5" style:family="text">
      <style:text-properties fo:font-size="8pt" fo:font-style="italic" style:font-style-asian="italic" style:font-style-complex="italic"/>
    </style:style>
    <style:style style:name="T6" style:family="text">
      <style:text-properties fo:font-size="8pt" fo:font-weight="bold"/>
    </style:style>
    <style:style style:name="T7" style:family="text">
      <style:text-properties fo:font-size="8pt" fo:font-weight="bold" style:font-weight-asian="bold" style:font-weight-complex="bold"/>
    </style:style>
    <style:style style:name="T8" style:family="text">
      <style:text-properties fo:font-size="8pt" style:text-underline-style="solid" style:text-underline-width="auto" style:text-underline-color="font-color"/>
    </style:style>
    <style:style style:name="T9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5cm" svg:height="18.25cm" svg:x="7.75cm" svg:y="1.75cm">
          <text:p text:style-name="P1"><text:span text:style-name="T1">bearb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5cm" svg:height="4.75cm" svg:x="23.25cm" svg:y="11.1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25cm" svg:y1="9.55cm" svg:x2="22.75cm" svg:y2="9.55cm">
          <text:p/>
        </draw:line>
        <draw:custom-shape draw:style-name="gr4" draw:text-style-name="P5" draw:layer="layout" svg:width="0.5cm" svg:height="4.981cm" svg:x="10.329cm" svg:y="11.051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25cm" svg:height="5.55cm" svg:x="0.8cm" svg:y="6.8cm">
          <text:p text:style-name="P6"><text:span text:style-name="T2">Entit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5cm" svg:height="0.931cm" svg:x="0.8cm" svg:y="18.969cm">
          <text:p text:style-name="P6"><text:span text:style-name="T2">Datenbank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25cm" svg:height="4cm" svg:x="0.8cm" svg:y="13.95cm">
          <text:p text:style-name="P9"><text:span text:style-name="T3">MainWidge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191cm" svg:height="0.459cm" svg:x="1.3cm" svg:y="9.408cm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059cm" svg:height="0.459cm" svg:x="2.491cm" svg:y="9.408cm">
          <text:p text:style-name="P6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5cm" svg:height="0.459cm" svg:x="3.55cm" svg:y="9.408cm">
          <text:p text:style-name="P6"><text:span text:style-name="T2">abc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9.867cm"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9.867cm">
          <text:p text:style-name="P6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9.867cm">
          <text:p text:style-name="P6"><text:span text:style-name="T2">def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0.325cm"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0.325cm">
          <text:p text:style-name="P6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0.325cm">
          <text:p text:style-name="P6"><text:span text:style-name="T2">ghi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cm" svg:height="0.458cm" svg:x="1.3cm" svg:y="8.95cm">
          <text:p text:style-name="P6"><text:span text:style-name="T2">DataView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2" draw:layer="layout" svg:width="2.5cm" svg:height="0.5cm" svg:x="2.945cm" svg:y="8.1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0.5cm" svg:height="0.5cm" svg:x="5.445cm" svg:y="8.1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5cm" svg:height="0.25cm" draw:transform="rotate (-3.14159265358979) translate (5.82cm 8.52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14" draw:layer="layout" svg:width="2.5cm" svg:height="0.569cm" svg:x="0.8cm" svg:y="7.405cm">
          <draw:text-box>
            <text:p><text:span text:style-name="T4">Eigenschaft 1:</text:span></text:p>
          </draw:text-box>
        </draw:frame>
        <draw:custom-shape draw:style-name="gr20" draw:text-style-name="P12" draw:layer="layout" svg:width="3cm" svg:height="0.5cm" svg:x="2.948cm" svg:y="7.43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5cm" svg:height="0.569cm" svg:x="0.8cm" svg:y="8.106cm">
          <draw:text-box>
            <text:p><text:span text:style-name="T4">Eigenschaft 2:</text:span></text:p>
          </draw:text-box>
        </draw:frame>
        <draw:custom-shape draw:style-name="gr8" draw:text-style-name="P11" draw:layer="layout" svg:width="1.191cm" svg:height="0.459cm" svg:x="1.3cm" svg:y="15.258cm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059cm" svg:height="0.459cm" svg:x="2.491cm" svg:y="15.258cm">
          <text:p text:style-name="P6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5cm" svg:height="0.459cm" svg:x="3.55cm" svg:y="15.258cm">
          <text:p text:style-name="P6"><text:span text:style-name="T2">abc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5.717cm"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5.717cm">
          <text:p text:style-name="P6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5.717cm">
          <text:p text:style-name="P6"><text:span text:style-name="T2">def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6.175cm"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6.175cm">
          <text:p text:style-name="P6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6.175cm">
          <text:p text:style-name="P6"><text:span text:style-name="T2">ghi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cm" svg:height="0.458cm" svg:x="1.3cm" svg:y="14.8cm">
          <text:p text:style-name="P6"><text:span text:style-name="T2">Data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25cm" svg:height="3cm" svg:x="0.8cm" svg:y="1.8cm">
          <text:p text:style-name="P6"><text:span text:style-name="T2">Entity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2" draw:layer="layout" svg:width="2.5cm" svg:height="0.5cm" svg:x="2.945cm" svg:y="3.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0.5cm" svg:height="0.5cm" svg:x="5.445cm" svg:y="3.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5cm" svg:height="0.25cm" draw:transform="rotate (-3.14159265358979) translate (5.82cm 3.57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14" draw:layer="layout" svg:width="2.5cm" svg:height="0.569cm" svg:x="0.8cm" svg:y="2.455cm">
          <draw:text-box>
            <text:p><text:span text:style-name="T4">Eigenschaft 1:</text:span></text:p>
          </draw:text-box>
        </draw:frame>
        <draw:custom-shape draw:style-name="gr20" draw:text-style-name="P12" draw:layer="layout" svg:width="3cm" svg:height="0.5cm" svg:x="2.948cm" svg:y="2.48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5cm" svg:height="0.569cm" svg:x="0.8cm" svg:y="3.156cm">
          <draw:text-box>
            <text:p><text:span text:style-name="T4">Eigenschaft 2:</text:span></text:p>
          </draw:text-box>
        </draw:frame>
        <draw:line draw:style-name="gr22" draw:text-style-name="P4" draw:layer="layout" svg:x1="7.25cm" svg:y1="19.45cm" svg:x2="22.75cm" svg:y2="19.45cm">
          <text:p/>
        </draw:line>
        <draw:line draw:style-name="gr22" draw:text-style-name="P4" draw:layer="layout" svg:x1="7.25cm" svg:y1="16.05cm" svg:x2="22.75cm" svg:y2="16.05cm">
          <text:p/>
        </draw:line>
        <draw:line draw:style-name="gr22" draw:text-style-name="P4" draw:layer="layout" svg:x1="7.25cm" svg:y1="11.05cm" svg:x2="22.75cm" svg:y2="11.05cm">
          <text:p/>
        </draw:line>
        <draw:line draw:style-name="gr22" draw:text-style-name="P4" draw:layer="layout" svg:x1="7.25cm" svg:y1="3.25cm" svg:x2="22.75cm" svg:y2="3.25cm">
          <text:p/>
        </draw:line>
        <draw:custom-shape draw:style-name="gr23" draw:text-style-name="P15" draw:layer="layout" svg:width="0.5cm" svg:height="8.4cm" svg:x="9.3cm" svg:y="11.05cm">
          <text:p/>
          <draw:enhanced-geometry svg:viewBox="0 0 21600 21600" draw:text-areas="?f0 ?f7 ?f2 21600" draw:type="up-arrow" draw:modifiers="1442.39971431972 5475.449101796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0.5cm" svg:height="8.4cm" svg:x="10.6cm" svg:y="11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layer="layout" svg:width="0.5cm" svg:height="6.3cm" svg:x="11.4cm" svg:y="3.2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0.5cm" svg:height="6.3cm" svg:x="12.23cm" svg:y="3.2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0.5cm" svg:height="4.981cm" svg:x="12.93cm" svg:y="11.051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0.5cm" svg:height="8.4cm" svg:x="13.201cm" svg:y="11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7" draw:layer="layout" svg:width="5.25cm" svg:height="0.75cm" svg:x="0.8cm" svg:y="12.3cm">
          <text:p text:style-name="P16"><text:span text:style-name="T5">commit_on_apply = True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5.25cm" svg:height="0.75cm" svg:x="0.8cm" svg:y="4.8cm">
          <text:p text:style-name="P16"><text:span text:style-name="T5">commit_on_apply = False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28" draw:text-style-name="P19" draw:layer="layout" svg:width="1cm" svg:height="0.5cm" svg:x="3.3cm" svg:y="4.05cm">
            <text:p text:style-name="P18"><text:span text:style-name="T6">O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1.25cm" svg:height="0.5cm" svg:x="4.55cm" svg:y="4.05cm">
            <text:p text:style-name="P18"><text:span text:style-name="T6">Quit</text:span></text:p>
            <draw:enhanced-geometry svg:viewBox="0 0 21600 21600" draw:type="rectangle" draw:enhanced-path="M 0 0 L 21600 0 21600 21600 0 21600 0 0 Z N"/>
          </draw:custom-shape>
        </draw:g>
        <draw:g draw:style-name="gr15">
          <draw:custom-shape draw:style-name="gr28" draw:text-style-name="P19" draw:layer="layout" svg:width="1cm" svg:height="0.5cm" svg:x="3.3cm" svg:y="11.645cm">
            <text:p text:style-name="P18"><text:span text:style-name="T6">O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1.25cm" svg:height="0.5cm" svg:x="4.55cm" svg:y="11.645cm">
            <text:p text:style-name="P18"><text:span text:style-name="T6">Quit</text:span></text:p>
            <draw:enhanced-geometry svg:viewBox="0 0 21600 21600" draw:type="rectangle" draw:enhanced-path="M 0 0 L 21600 0 21600 21600 0 21600 0 0 Z N"/>
          </draw:custom-shape>
        </draw:g>
        <draw:custom-shape draw:style-name="gr30" draw:text-style-name="P4" draw:layer="layout" svg:width="0.55cm" svg:height="3cm" svg:x="6.2cm" svg:y="1.8cm">
          <text:p/>
          <draw:enhanced-geometry svg:viewBox="0 0 21600 21600" draw:glue-points="0 0 0 21600 21600 10800" draw:text-areas="0 ?f9 7800 ?f10" draw:type="right-brace" draw:modifiers="1800 10810.79640119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21" draw:layer="layout" svg:width="4.5cm" svg:height="0.75cm" svg:x="1.3cm" svg:y="16.6cm">
          <text:p text:style-name="P20"><text:span text:style-name="T4">commit_entity = Tru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4.5cm" svg:height="0.75cm" svg:x="1.3cm" svg:y="10.787cm">
          <text:p text:style-name="P20"><text:span text:style-name="T4">commit_entity = False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799cm" svg:height="5.449cm" svg:x="6.201cm" svg:y="6.801cm">
          <text:p/>
          <draw:enhanced-geometry svg:viewBox="0 0 21600 21600" draw:glue-points="0 0 0 21600 21600 10800" draw:text-areas="0 ?f9 7800 ?f10" draw:type="right-brace" draw:modifiers="1800 16828.18348623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4" draw:layer="layout" svg:width="0.299cm" svg:height="2.5cm" svg:x="6.201cm" svg:y="9cm">
          <text:p/>
          <draw:enhanced-geometry svg:viewBox="0 0 21600 21600" draw:glue-points="0 0 0 21600 21600 10800" draw:text-areas="0 ?f9 7800 ?f10" draw:type="right-brace" draw:modifiers="1800 4801.919232307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4" draw:layer="layout" svg:width="0.299cm" svg:height="2.5cm" svg:x="6.201cm" svg:y="14.801cm">
          <text:p/>
          <draw:enhanced-geometry svg:viewBox="0 0 21600 21600" draw:glue-points="0 0 0 21600 21600 10800" draw:text-areas="0 ?f9 7800 ?f10" draw:type="right-brace" draw:modifiers="1800 10692.04318272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" draw:text-style-name="P15" draw:layer="layout" svg:width="0.5cm" svg:height="3.401cm" svg:x="8.301cm" svg:y="16.0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2" draw:layer="layout" svg:width="4.705cm" svg:height="0.999cm" svg:x="24.034cm" svg:y="11.351cm">
          <text:p text:style-name="P20"><text:span text:style-name="T4">frage von der DB ab (bei Entity mittels id)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2.451cm">
          <text:p text:style-name="P20"><text:span text:style-name="T4">übergebe die Mci an das Entity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3.551cm">
          <text:p text:style-name="P20"><text:span text:style-name="T4">übertrage die Entity-Daten an das Mci (</text:span><text:span text:style-name="T7">submi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4.651cm">
          <text:p text:style-name="P20"><text:span text:style-name="T4">übertrage die Entity-Daten an die DB (</text:span><text:span text:style-name="T7">commi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286cm" svg:height="0.739cm" svg:x="23.487cm" svg:y="11.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5" draw:layer="layout" svg:width="0.284cm" svg:height="0.75cm" svg:x="23.489cm" svg:y="12.5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5" draw:layer="layout" svg:width="0.284cm" svg:height="0.75cm" svg:x="23.489cm" svg:y="13.702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15" draw:layer="layout" svg:width="0.286cm" svg:height="0.75cm" svg:x="23.511cm" svg:y="14.78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0.5cm" svg:height="5cm" svg:x="15.35cm" svg:y="11.0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5" draw:layer="layout" svg:width="0.5cm" svg:height="8.401cm" svg:x="16.3cm" svg:y="11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layer="layout" svg:width="0.5cm" svg:height="6.3cm" svg:x="17.001cm" svg:y="3.2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0.5cm" svg:height="6.3cm" svg:x="17.931cm" svg:y="3.2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5" draw:layer="layout" svg:width="0.5cm" svg:height="3.4cm" svg:x="20cm" svg:y="16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" draw:layer="layout" svg:width="4.5cm" svg:height="18.25cm" svg:x="14.5cm" svg:y="1.75cm">
          <text:p text:style-name="P1"><text:span text:style-name="T1">einfügen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95cm" svg:height="18.25cm" svg:x="19.3cm" svg:y="1.75cm">
          <text:p text:style-name="P1"><text:span text:style-name="T1">löschen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5cm" svg:height="1.45cm" svg:x="21cm" svg:y="9.5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1" draw:layer="layout" svg:width="5.698cm" svg:height="3.5cm" svg:x="23.25cm" svg:y="16.5cm">
          <text:p text:style-name="P20"><text:span text:style-name="T8">Hinweise:</text:span></text:p>
          <text:p text:style-name="P20"><text:span text:style-name="T4"/></text:p>
          <text:p text:style-name="P20"><text:span text:style-name="T4">Ein Mci ist eine </text:span><text:span text:style-name="T8">M</text:span><text:span text:style-name="T4">apped </text:span><text:span text:style-name="T8">C</text:span><text:span text:style-name="T4">lass </text:span><text:span text:style-name="T8">I</text:span><text:span text:style-name="T4">nstance. Ein oder mehrere Mci’s sind das Ergebnis einer DB-Abfrage mit einem ORM-Mapper (z.B. SqlAlchemy).</text:span></text:p>
          <text:p text:style-name="P20"><text:span text:style-name="T4">Eine Liste von Mci’s wird für die Darstellung z.B. einer Tabelle und eine einzelne Mci für die Darstellung einer Entity verwendet.</text:span></text:p>
          <draw:enhanced-geometry svg:viewBox="0 0 21600 21600" draw:type="rectangle" draw:enhanced-path="M 0 0 L 21600 0 21600 21600 0 21600 0 0 Z N"/>
        </draw:custom-shape>
        <draw:frame draw:style-name="gr47" draw:text-style-name="P24" draw:layer="layout" svg:width="27.95cm" svg:height="1cm" svg:x="0.75cm" svg:y="0.5cm">
          <draw:text-box>
            <text:p text:style-name="P23"><text:span text:style-name="T9">Commit- und Submit-Szenarien bei unterschiedlichen Daten-Aktionen</text:span></text:p>
          </draw:text-box>
        </draw:frame>
        <draw:custom-shape draw:style-name="gr48" draw:text-style-name="P4" draw:layer="layout" svg:width="0.299cm" svg:height="0.902cm" svg:x="6.201cm" svg:y="19cm">
          <text:p/>
          <draw:enhanced-geometry svg:viewBox="0 0 21600 21600" draw:glue-points="0 0 0 21600 21600 10800" draw:text-areas="0 ?f9 7800 ?f10" draw:type="right-brace" draw:modifiers="1800 10692.04318272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0T18:26:16.411201851</meta:creation-date>
    <dc:date>2024-04-09T13:04:17.094000000</dc:date>
    <meta:editing-duration>PT3H37M13S</meta:editing-duration>
    <meta:editing-cycles>10</meta:editing-cycles>
    <meta:generator>LibreOffice/24.2.0.3$Windows_X86_64 LibreOffice_project/da48488a73ddd66ea24cf16bbc4f7b9c08e9bea1</meta:generator>
    <meta:document-statistic meta:object-count="86"/>
  </office:meta>
</office:document-meta>
</file>